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28a" officeooo:paragraph-rsid="000a528a"/>
    </style:style>
    <style:style style:name="P2" style:family="paragraph" style:parent-style-name="Standard">
      <style:paragraph-properties fo:break-before="page"/>
      <style:text-properties officeooo:rsid="000a528a" officeooo:paragraph-rsid="000a528a"/>
    </style:style>
    <style:style style:name="P3" style:family="paragraph" style:parent-style-name="Standard">
      <style:text-properties officeooo:rsid="000da06e" officeooo:paragraph-rsid="000da06e"/>
    </style:style>
    <style:style style:name="P4" style:family="paragraph" style:parent-style-name="Standard">
      <style:text-properties officeooo:rsid="001116c6" officeooo:paragraph-rsid="001116c6"/>
    </style:style>
    <style:style style:name="P5" style:family="paragraph" style:parent-style-name="Standard">
      <style:text-properties officeooo:rsid="00124500" officeooo:paragraph-rsid="00124500"/>
    </style:style>
    <style:style style:name="P6" style:family="paragraph" style:parent-style-name="Standard">
      <style:text-properties officeooo:rsid="0013d5d9" officeooo:paragraph-rsid="0013d5d9"/>
    </style:style>
    <style:style style:name="T1" style:family="text">
      <style:text-properties fo:color="#ff0000" loext:opacity="100%" fo:font-size="12pt"/>
    </style:style>
    <style:style style:name="T2" style:family="text">
      <style:text-properties officeooo:rsid="000afaad"/>
    </style:style>
    <style:style style:name="T3" style:family="text">
      <style:text-properties officeooo:rsid="000c6018"/>
    </style:style>
    <style:style style:name="T4" style:family="text">
      <style:text-properties officeooo:rsid="00105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las fuentes usaremos la pagina nerdfonts.com escogeremos la que mas nos guste y descargaremos un .zip, el cual moveremos a la ruto /usr/local/share/fonts lo descomprimimos.</text:p>
      <text:p text:style-name="P1"/>
      <text:p text:style-name="P1">La idea es crear un archivo llamado kitty.conf y uno color.ini</text:p>
      <text:p text:style-name="P1"><text:a xlink:type="simple" xlink:href="https://hack4u.io/wp-content/uploads/2022/09/kitty.conf_.txt" office:target-frame-name="_blank" xlink:show="new" text:style-name="Internet_20_link" text:visited-style-name="Visited_20_Internet_20_Link"><text:span text:style-name="T1">https://hack4u.io/wp-content/uploads/2022/09/kitty.conf_.txt</text:span></text:a> <text:span text:style-name="T2">(archivo de configuracion del kitty)</text:span></text:p>
      <text:p text:style-name="P1"><text:a xlink:type="simple" xlink:href="https://hack4u.io/wp-content/uploads/2022/09/color.ini_.txt" office:target-frame-name="_blank" xlink:show="new" text:style-name="Internet_20_link" text:visited-style-name="Visited_20_Internet_20_Link"><text:span text:style-name="T1">https://hack4u.io/wp-content/uploads/2022/09/color.ini_.txt</text:span></text:a> <text:span text:style-name="T3">(archivo para el ini)</text:span></text:p>
      <text:p text:style-name="P3">una vez hecho cerramos terminal, cuando volvamos a abrir ya estaran las configuraciones hechas</text:p>
      <text:p text:style-name="P3">podemos instalar algunos plugins con “apt install zsh-autosuggestions zsh-syntax-highlighting <text:span text:style-name="T4">zsh-autocomplete</text:span>” (para por ejmplo estar haciendo un comando y va indicando o sugeriendo según vayas escribiendo, <text:span text:style-name="T4">o por ejemplo el autocompletado de comandos</text:span>)</text:p>
      <text:p text:style-name="P4"/>
      <text:p text:style-name="P4">Tambien instalar la ultima version de la kitty</text:p>
      <text:p text:style-name="P5">kitty –version <text:s/>(ver version) </text:p>
      <text:p text:style-name="P6">luego podremos hacer distinas configuraciones en kitty en el archivito kitty.conf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9T21:34:04.823000000</meta:creation-date>
    <dc:date>2023-07-03T00:06:49.445000000</dc:date>
    <meta:editing-duration>PT2H21M52S</meta:editing-duration>
    <meta:editing-cycles>8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9" meta:word-count="117" meta:character-count="920" meta:non-whitespace-character-count="810"/>
  </office:meta>
</office:document-meta>
</file>